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009900"/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/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ackground-color="#0099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0000ff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22"/>
  </office:automatic-styles>
  <office:body>
    <office:spreadsheet>
      <table:table table:name="cross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Error matrix, sample counts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ferenc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Non-forest</text:p>
          </table:table-cell>
          <table:table-cell table:style-name="ce3" office:value-type="string" calcext:value-type="string">
            <text:p>Forest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Forest lo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W_i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Map</text:p>
          </table:table-cell>
          <table:table-cell table:style-name="ce3" office:value-type="string" calcext:value-type="string">
            <text:p>Non-forest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:.F4])" office:value-type="float" office:value="55" calcext:value-type="float">
            <text:p>55</text:p>
          </table:table-cell>
          <table:table-cell table:style-name="ce9" office:value-type="float" office:value="47996" calcext:value-type="float">
            <text:p>47,996</text:p>
          </table:table-cell>
          <table:table-cell table:style-name="ce13" table:formula="of:=[.H4]/[.$H$8]" office:value-type="float" office:value="0.163305580412585" calcext:value-type="float">
            <text:p>0.163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Forest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:.F5])" office:value-type="float" office:value="230" calcext:value-type="float">
            <text:p>230</text:p>
          </table:table-cell>
          <table:table-cell table:style-name="ce9" office:value-type="float" office:value="228551" calcext:value-type="float">
            <text:p>228,551</text:p>
          </table:table-cell>
          <table:table-cell table:style-name="ce13" table:formula="of:=[.H5]/[.$H$8]" office:value-type="float" office:value="0.777640922345127" calcext:value-type="float">
            <text:p>0.778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SUM([.C6:.F6])" office:value-type="float" office:value="50" calcext:value-type="float">
            <text:p>50</text:p>
          </table:table-cell>
          <table:table-cell table:style-name="ce9" office:value-type="float" office:value="13795" calcext:value-type="float">
            <text:p>13,795</text:p>
          </table:table-cell>
          <table:table-cell table:style-name="ce13" table:formula="of:=[.H6]/[.$H$8]" office:value-type="float" office:value="0.0469372548085593" calcext:value-type="float">
            <text:p>0.047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Forest lo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SUM([.C7:.F7])" office:value-type="float" office:value="50" calcext:value-type="float">
            <text:p>50</text:p>
          </table:table-cell>
          <table:table-cell table:style-name="ce9" office:value-type="float" office:value="3561" calcext:value-type="float">
            <text:p>3,561</text:p>
          </table:table-cell>
          <table:table-cell table:style-name="ce13" table:formula="of:=[.H7]/[.$H$8]" office:value-type="float" office:value="0.0121162424337281" calcext:value-type="float">
            <text:p>0.01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7])" office:value-type="float" office:value="65" calcext:value-type="float">
            <text:p>65</text:p>
          </table:table-cell>
          <table:table-cell table:formula="of:=SUM([.D4:.D7])" office:value-type="float" office:value="228" calcext:value-type="float">
            <text:p>228</text:p>
          </table:table-cell>
          <table:table-cell table:formula="of:=SUM([.E4:.E7])" office:value-type="float" office:value="49" calcext:value-type="float">
            <text:p>49</text:p>
          </table:table-cell>
          <table:table-cell table:formula="of:=SUM([.F4:.F7])" office:value-type="float" office:value="43" calcext:value-type="float">
            <text:p>43</text:p>
          </table:table-cell>
          <table:table-cell table:formula="of:=SUM([.G4:.G7])" office:value-type="float" office:value="385" calcext:value-type="float">
            <text:p>385</text:p>
          </table:table-cell>
          <table:table-cell table:style-name="ce9" table:formula="of:=SUM([.H4:.H7])" office:value-type="float" office:value="293903" calcext:value-type="float">
            <text:p>293,903</text:p>
          </table:table-cell>
          <table:table-cell table:formula="of:=SUM([.I4:.I7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Error matrix, estimates area proportion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ferenc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Map</text:p>
          </table:table-cell>
          <table:table-cell/>
          <table:table-cell table:style-name="ce3" office:value-type="string" calcext:value-type="string">
            <text:p>Non-forest</text:p>
          </table:table-cell>
          <table:table-cell table:style-name="ce3" office:value-type="string" calcext:value-type="string">
            <text:p>Forest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Forest lo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W_i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Non-forest</text:p>
          </table:table-cell>
          <table:table-cell table:style-name="ce8" table:formula="of:=[.$I4]*[.C4]/[.$G4]" office:value-type="float" office:value="0.14252123381462" calcext:value-type="float">
            <text:p>0.1425</text:p>
          </table:table-cell>
          <table:table-cell table:style-name="ce8" table:formula="of:=[.$I4]*[.D4]/[.$G4]" office:value-type="float" office:value="0.0207843465979654" calcext:value-type="float">
            <text:p>0.0208</text:p>
          </table:table-cell>
          <table:table-cell table:style-name="ce8" table:formula="of:=[.$I4]*[.E4]/[.$G4]" office:value-type="float" office:value="0" calcext:value-type="float">
            <text:p>0.0000</text:p>
          </table:table-cell>
          <table:table-cell table:style-name="ce8" table:formula="of:=[.$I4]*[.F4]/[.$G4]" office:value-type="float" office:value="0" calcext:value-type="float">
            <text:p>0.0000</text:p>
          </table:table-cell>
          <table:table-cell table:style-name="ce8" table:formula="of:=SUM([.C13:.F13])" office:value-type="float" office:value="0.163305580412585" calcext:value-type="float">
            <text:p>0.1633</text:p>
          </table:table-cell>
          <table:table-cell table:style-name="ce9" office:value-type="float" office:value="47996" calcext:value-type="float">
            <text:p>47,996</text:p>
          </table:table-cell>
          <table:table-cell table:style-name="ce13" table:formula="of:=[.H13]/[.$H$8]" office:value-type="float" office:value="0.163305580412585" calcext:value-type="float">
            <text:p>0.163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Forest</text:p>
          </table:table-cell>
          <table:table-cell table:style-name="ce8" table:formula="of:=[.$I5]*[.C5]/[.$G5]" office:value-type="float" office:value="0.043953617349942" calcext:value-type="float">
            <text:p>0.0440</text:p>
          </table:table-cell>
          <table:table-cell table:style-name="ce8" table:formula="of:=[.$I5]*[.D5]/[.$G5]" office:value-type="float" office:value="0.730306257506728" calcext:value-type="float">
            <text:p>0.7303</text:p>
          </table:table-cell>
          <table:table-cell table:style-name="ce8" table:formula="of:=[.$I5]*[.E5]/[.$G5]" office:value-type="float" office:value="0" calcext:value-type="float">
            <text:p>0.0000</text:p>
          </table:table-cell>
          <table:table-cell table:style-name="ce8" table:formula="of:=[.$I5]*[.F5]/[.$G5]" office:value-type="float" office:value="0.00338104748845708" calcext:value-type="float">
            <text:p>0.0034</text:p>
          </table:table-cell>
          <table:table-cell table:style-name="ce8" table:formula="of:=SUM([.C14:.F14])" office:value-type="float" office:value="0.777640922345127" calcext:value-type="float">
            <text:p>0.7776</text:p>
          </table:table-cell>
          <table:table-cell table:style-name="ce9" office:value-type="float" office:value="228551" calcext:value-type="float">
            <text:p>228,551</text:p>
          </table:table-cell>
          <table:table-cell table:style-name="ce13" table:formula="of:=[.H14]/[.$H$8]" office:value-type="float" office:value="0.777640922345127" calcext:value-type="float">
            <text:p>0.778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Water</text:p>
          </table:table-cell>
          <table:table-cell table:style-name="ce8" table:formula="of:=[.$I6]*[.C6]/[.$G6]" office:value-type="float" office:value="0.000938745096171186" calcext:value-type="float">
            <text:p>0.0009</text:p>
          </table:table-cell>
          <table:table-cell table:style-name="ce8" table:formula="of:=[.$I6]*[.D6]/[.$G6]" office:value-type="float" office:value="0" calcext:value-type="float">
            <text:p>0.0000</text:p>
          </table:table-cell>
          <table:table-cell table:style-name="ce8" table:formula="of:=[.$I6]*[.E6]/[.$G6]" office:value-type="float" office:value="0.0459985097123881" calcext:value-type="float">
            <text:p>0.0460</text:p>
          </table:table-cell>
          <table:table-cell table:style-name="ce8" table:formula="of:=[.$I6]*[.F6]/[.$G6]" office:value-type="float" office:value="0" calcext:value-type="float">
            <text:p>0.0000</text:p>
          </table:table-cell>
          <table:table-cell table:style-name="ce8" table:formula="of:=SUM([.C15:.F15])" office:value-type="float" office:value="0.0469372548085593" calcext:value-type="float">
            <text:p>0.0469</text:p>
          </table:table-cell>
          <table:table-cell table:style-name="ce9" office:value-type="float" office:value="13795" calcext:value-type="float">
            <text:p>13,795</text:p>
          </table:table-cell>
          <table:table-cell table:style-name="ce13" table:formula="of:=[.H15]/[.$H$8]" office:value-type="float" office:value="0.0469372548085593" calcext:value-type="float">
            <text:p>0.047</text:p>
          </table:table-cell>
        </table:table-row>
        <table:table-row table:style-name="ro1">
          <table:table-cell/>
          <table:table-cell table:style-name="ce3" office:value-type="string" calcext:value-type="string">
            <text:p>Forest loss</text:p>
          </table:table-cell>
          <table:table-cell table:style-name="ce8" table:formula="of:=[.$I7]*[.C7]/[.$G7]" office:value-type="float" office:value="0.000726974546023688" calcext:value-type="float">
            <text:p>0.0007</text:p>
          </table:table-cell>
          <table:table-cell table:style-name="ce8" table:formula="of:=[.$I7]*[.D7]/[.$G7]" office:value-type="float" office:value="0.00121162424337281" calcext:value-type="float">
            <text:p>0.0012</text:p>
          </table:table-cell>
          <table:table-cell table:style-name="ce8" table:formula="of:=[.$I7]*[.E7]/[.$G7]" office:value-type="float" office:value="0" calcext:value-type="float">
            <text:p>0.0000</text:p>
          </table:table-cell>
          <table:table-cell table:style-name="ce8" table:formula="of:=[.$I7]*[.F7]/[.$G7]" office:value-type="float" office:value="0.0101776436443316" calcext:value-type="float">
            <text:p>0.0102</text:p>
          </table:table-cell>
          <table:table-cell table:style-name="ce8" table:formula="of:=SUM([.C16:.F16])" office:value-type="float" office:value="0.0121162424337281" calcext:value-type="float">
            <text:p>0.0121</text:p>
          </table:table-cell>
          <table:table-cell table:style-name="ce9" office:value-type="float" office:value="3561" calcext:value-type="float">
            <text:p>3,561</text:p>
          </table:table-cell>
          <table:table-cell table:style-name="ce13" table:formula="of:=[.H16]/[.$H$8]" office:value-type="float" office:value="0.0121162424337281" calcext:value-type="float">
            <text:p>0.012</text:p>
          </table:table-cell>
        </table:table-row>
        <table:table-row table:style-name="ro1" table:visibility="collapse">
          <table:table-cell/>
          <table:table-cell office:value-type="string" calcext:value-type="string">
            <text:p>Total</text:p>
          </table:table-cell>
          <table:table-cell table:style-name="ce8" table:number-columns-repeated="5"/>
          <table:table-cell table:style-name="ce9" table:formula="of:=SUM([.H13:.H16])" office:value-type="float" office:value="293903" calcext:value-type="float">
            <text:p>293,903</text:p>
          </table:table-cell>
          <table:table-cell table:formula="of:=SUM([.I13:.I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" table:formula="of:=SUM([.C13:.C17])" office:value-type="float" office:value="0.188140570806757" calcext:value-type="float">
            <text:p>0.1881</text:p>
          </table:table-cell>
          <table:table-cell table:style-name="ce8" table:formula="of:=SUM([.D13:.D17])" office:value-type="float" office:value="0.752302228348067" calcext:value-type="float">
            <text:p>0.7523</text:p>
          </table:table-cell>
          <table:table-cell table:style-name="ce8" table:formula="of:=SUM([.E13:.E17])" office:value-type="float" office:value="0.0459985097123881" calcext:value-type="float">
            <text:p>0.0460</text:p>
          </table:table-cell>
          <table:table-cell table:style-name="ce8" table:formula="of:=SUM([.F13:.F17])" office:value-type="float" office:value="0.0135586911327887" calcext:value-type="float">
            <text:p>0.0136</text:p>
          </table:table-cell>
          <table:table-cell table:style-name="ce12" table:formula="of:=SUM([.G13:.G17])" office:value-type="float" office:value="1" calcext:value-type="float">
            <text:p>1</text:p>
          </table:table-cell>
          <table:table-cell table:style-name="ce9" table:formula="of:=SUM([.H17:.H17])" office:value-type="float" office:value="293903" calcext:value-type="float">
            <text:p>293,903</text:p>
          </table:table-cell>
          <table:table-cell table:formula="of:=SUM([.I17:.I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ea [pix]</text:p>
          </table:table-cell>
          <table:table-cell table:style-name="ce9" table:formula="of:=[.C18]*[.$H$18]" office:value-type="float" office:value="55295.0781818182" calcext:value-type="float">
            <text:p>55,295</text:p>
          </table:table-cell>
          <table:table-cell table:style-name="ce9" table:formula="of:=[.D18]*[.$H$18]" office:value-type="float" office:value="221103.881818182" calcext:value-type="float">
            <text:p>221,104</text:p>
          </table:table-cell>
          <table:table-cell table:style-name="ce9" table:formula="of:=[.E18]*[.$H$18]" office:value-type="float" office:value="13519.1" calcext:value-type="float">
            <text:p>13,519</text:p>
          </table:table-cell>
          <table:table-cell table:style-name="ce9" table:formula="of:=[.F18]*[.$H$18]" office:value-type="float" office:value="3984.94" calcext:value-type="float">
            <text:p>3,985</text:p>
          </table:table-cell>
          <table:table-cell table:style-name="ce9" table:formula="of:=[.G18]*[.$H$18]" office:value-type="float" office:value="293903" calcext:value-type="float">
            <text:p>293,903</text:p>
          </table:table-cell>
          <table:table-cell table:style-name="ce9"/>
          <table:table-cell/>
        </table:table-row>
        <table:table-row table:style-name="ro1">
          <table:table-cell/>
          <table:table-cell table:style-name="ce4" office:value-type="string" calcext:value-type="string">
            <text:p>Area [ha]</text:p>
          </table:table-cell>
          <table:table-cell table:style-name="ce10" table:formula="of:=[.C18]*[.$H$18]*30^2/100^2" office:value-type="float" office:value="4976.55703636364" calcext:value-type="float">
            <text:p>4,977</text:p>
          </table:table-cell>
          <table:table-cell table:style-name="ce10" table:formula="of:=[.D18]*[.$H$18]*30^2/100^2" office:value-type="float" office:value="19899.3493636364" calcext:value-type="float">
            <text:p>19,899</text:p>
          </table:table-cell>
          <table:table-cell table:style-name="ce10" table:formula="of:=[.E18]*[.$H$18]*30^2/100^2" office:value-type="float" office:value="1216.719" calcext:value-type="float">
            <text:p>1,217</text:p>
          </table:table-cell>
          <table:table-cell table:style-name="ce10" table:formula="of:=[.F18]*[.$H$18]*30^2/100^2" office:value-type="float" office:value="358.6446" calcext:value-type="float">
            <text:p>359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S(Area) </text:p>
          </table:table-cell>
          <table:table-cell table:style-name="ce8" table:formula="of:=SQRT(([.$I$13]*[.C13]-[.C13]^2)/([.$G4]-1)+([.$I$14]*[.C14]-[.C14]^2)/([.$G$5]-1)+([.$I$15]*[.C15]-[.C15]^2)/([.$G$6]-1)+([.$I$16]*[.C16]-[.C16]^2)/([.$G$7]-1))" office:value-type="float" office:value="0.0140259706413328" calcext:value-type="float">
            <text:p>0.0140</text:p>
          </table:table-cell>
          <table:table-cell table:style-name="ce8" table:formula="of:=SQRT(([.$I$13]*[.D13]-[.D13]^2)/([.$G4]-1)+([.$I$14]*[.D14]-[.D14]^2)/([.$G$5]-1)+([.$I$15]*[.D15]-[.D15]^2)/([.$G$6]-1)+([.$I$16]*[.D16]-[.D16]^2)/([.$G$7]-1))" office:value-type="float" office:value="0.0143555167027531" calcext:value-type="float">
            <text:p>0.0144</text:p>
          </table:table-cell>
          <table:table-cell table:style-name="ce8" table:formula="of:=SQRT(([.$I$13]*[.E13]-[.E13]^2)/([.$G4]-1)+([.$I$14]*[.E14]-[.E14]^2)/([.$G$5]-1)+([.$I$15]*[.E15]-[.E15]^2)/([.$G$6]-1)+([.$I$16]*[.E16]-[.E16]^2)/([.$G$7]-1))" office:value-type="float" office:value="0.000938745096171195" calcext:value-type="float">
            <text:p>0.0009</text:p>
          </table:table-cell>
          <table:table-cell table:style-name="ce8" table:formula="of:=SQRT(([.$I$13]*[.F13]-[.F13]^2)/([.$G4]-1)+([.$I$14]*[.F14]-[.F14]^2)/([.$G$5]-1)+([.$I$15]*[.F15]-[.F15]^2)/([.$G$6]-1)+([.$I$16]*[.F16]-[.F16]^2)/([.$G$7]-1))" office:value-type="float" office:value="0.00344007887750309" calcext:value-type="float">
            <text:p>0.003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(Area) [ha]</text:p>
          </table:table-cell>
          <table:table-cell table:style-name="ce9" table:formula="of:=[.C21]*[.$H$8]*30^2/100^2" office:value-type="float" office:value="371.004736445968" calcext:value-type="float">
            <text:p>371</text:p>
          </table:table-cell>
          <table:table-cell table:style-name="ce9" table:formula="of:=[.D21]*[.$H$8]*30^2/100^2" office:value-type="float" office:value="379.721648294032" calcext:value-type="float">
            <text:p>380</text:p>
          </table:table-cell>
          <table:table-cell table:style-name="ce9" table:formula="of:=[.E21]*[.$H$8]*30^2/100^2" office:value-type="float" office:value="24.8310000000002" calcext:value-type="float">
            <text:p>25</text:p>
          </table:table-cell>
          <table:table-cell table:style-name="ce9" table:formula="of:=[.F21]*[.$H$8]*30^2/100^2" office:value-type="float" office:value="90.9944552101312" calcext:value-type="float">
            <text:p>9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95% CI [ha]</text:p>
          </table:table-cell>
          <table:table-cell table:style-name="ce10" table:formula="of:=[.C22]*1.96" office:value-type="float" office:value="727.169283434096" calcext:value-type="float">
            <text:p>727</text:p>
          </table:table-cell>
          <table:table-cell table:style-name="ce10" table:formula="of:=[.D22]*1.96" office:value-type="float" office:value="744.254430656303" calcext:value-type="float">
            <text:p>744</text:p>
          </table:table-cell>
          <table:table-cell table:style-name="ce10" table:formula="of:=[.E22]*1.96" office:value-type="float" office:value="48.6687600000005" calcext:value-type="float">
            <text:p>49</text:p>
          </table:table-cell>
          <table:table-cell table:style-name="ce10" table:formula="of:=[.F22]*1.96" office:value-type="float" office:value="178.349132211857" calcext:value-type="float">
            <text:p>17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User's</text:p>
          </table:table-cell>
          <table:table-cell table:style-name="ce11" table:formula="of:=[.C13]/[.$G13]" office:value-type="float" office:value="0.872727272727275" calcext:value-type="float">
            <text:p>0.87</text:p>
          </table:table-cell>
          <table:table-cell table:style-name="ce11" table:formula="of:=[.D14]/[.G14]" office:value-type="float" office:value="0.939130434782609" calcext:value-type="float">
            <text:p>0.94</text:p>
          </table:table-cell>
          <table:table-cell table:style-name="ce11" table:formula="of:=[.E15]/[.G15]" office:value-type="float" office:value="0.98" calcext:value-type="float">
            <text:p>0.98</text:p>
          </table:table-cell>
          <table:table-cell table:style-name="ce11" table:formula="of:=[.F16]/[.G16]"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Producer's</text:p>
          </table:table-cell>
          <table:table-cell table:style-name="ce11" table:formula="of:=[.C13]/[.C$18]" office:value-type="float" office:value="0.75752525467251" calcext:value-type="float">
            <text:p>0.76</text:p>
          </table:table-cell>
          <table:table-cell table:style-name="ce11" table:formula="of:=[.D14]/[.D$18]" office:value-type="float" office:value="0.970761789594006" calcext:value-type="float">
            <text:p>0.97</text:p>
          </table:table-cell>
          <table:table-cell table:style-name="ce11" table:formula="of:=[.E15]/[.E$18]" office:value-type="float" office:value="1" calcext:value-type="float">
            <text:p>1.00</text:p>
          </table:table-cell>
          <table:table-cell table:style-name="ce11" table:formula="of:=[.F16]/[.F$18]" office:value-type="float" office:value="0.750636145086248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verall</text:p>
          </table:table-cell>
          <table:table-cell table:style-name="ce6" table:formula="of:=SUM([.C13];[.D14];[.E15];[.F16])" office:value-type="float" office:value="0.929003644678068" calcext:value-type="float">
            <text:p>0.9290036447</text:p>
          </table:table-cell>
          <table:table-cell table:style-name="ce1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4:45:53.598641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14:52:40.531115649</dc:date>
    <meta:editing-duration>PT40M31S</meta:editing-duration>
    <meta:editing-cycles>6</meta:editing-cycles>
    <meta:generator>LibreOffice/4.4.3.2$Linux_X86_64 LibreOffice_project/40m0$Build-2</meta:generator>
    <meta:document-statistic meta:table-count="1" meta:cell-count="141" meta:object-count="0"/>
  </office:meta>
</office:document-meta>
</file>